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Noto Sans Arab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erif" style:language-complex="hi" style:country-complex="IN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row table:style-name="ro1">
          <table:table-cell table:style-name="ce1" office:value-type="string" calcext:value-type="string">
            <text:p><text:span text:style-name="T1"><text:a xlink:href="mailto:naveenkarnan5@gmail.com" xlink:type="simple">naveenkarnan5@gmail.com</text:a></text:span></text:p>
          </table:table-cell>
        </table:table-row>
        <table:table-row table:style-name="ro1">
          <table:table-cell office:value-type="string" calcext:value-type="string">
            <text:p><text:span text:style-name="T2"><text:a xlink:href="mailto:naveenkarnan5@gmail.com" xlink:type="simple">naveenkarnan5@gmail.com</text:a></text:span></text:p>
          </table:table-cell>
        </table:table-row>
        <table:table-row table:style-name="ro1">
          <table:table-cell table:style-name="ce1" office:value-type="string" calcext:value-type="string">
            <text:p><text:a xlink:href="mailto:naveenaknaviii@gmail.com" xlink:type="simple">naveenaknaviii@gmail.com</text:a></text:p>
          </table:table-cell>
        </table:table-row>
        <table:table-row table:style-name="ro1">
          <table:table-cell/>
        </table:table-row>
        <table:table-row table:style-name="ro1">
          <table:table-cell table:style-name="Default"/>
        </table:table-row>
        <table:table-row table:style-name="ro1">
          <table:table-cell table:style-name="ce2" office:value-type="string" calcext:value-type="string">
            <text:p><text:a xlink:href="mailto:claudenaveen@gmail.com" xlink:type="simple">claudenaveen@gmail.com</text:a></text:p>
          </table:table-cell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5:15:18.9783664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0:27:38.291836273</meta:creation-date>
    <dc:date>2025-02-21T15:15:30.402990407</dc:date>
    <meta:editing-duration>PT5H35M20S</meta:editing-duration>
    <meta:editing-cycles>27</meta:editing-cycles>
    <meta:generator>LibreOffice/24.8.4.2$Linux_X86_64 LibreOffice_project/480$Build-2</meta:generator>
    <meta:document-statistic meta:table-count="1" meta:cell-count="4" meta:object-count="0"/>
  </office:meta>
</office:document-meta>
</file>